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F70000015EDED921CC1E1ECF7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Bayan" svg:font-family="'Al Bayan'" style:font-pitch="variable"/>
    <style:font-face style:name="Apple Braille" svg:font-family="'Apple Braille'" style:font-pitch="variable"/>
    <style:font-face style:name="Apple Color Emoji" svg:font-family="'Apple Color Emoji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swiss" style:font-pitch="variable"/>
    <style:font-face style:name="Krungthep" svg:font-family="Krungthep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4.1076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officeooo:paragraph-rsid="000a836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fo:break-before="page" style:writing-mode="lr-tb"/>
      <style:text-properties officeooo:paragraph-rsid="000a836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style:font-name="Helvetica" fo:font-size="24pt" officeooo:paragraph-rsid="000c8351" style:font-size-asian="24pt" style:font-size-complex="2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b7480" style:letter-kerning="true" style:font-size-asian="12pt" style:font-style-asian="normal" style:font-weight-asian="normal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0b7480" style:letter-kerning="true" style:font-style-asian="normal" style:font-weight-asian="normal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0b7480" style:letter-kerning="true" style:font-style-asian="normal" style:font-weight-asian="normal" style:text-emphasize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709in" svg:y="-0.6819in" svg:width="8.2516in" svg:height="11.6929in" draw:z-index="0"><draw:image xlink:href="Pictures/10000000000000F70000015EDED921CC1E1ECF72.png" xlink:type="simple" xlink:show="embed" xlink:actuate="onLoad" draw:mime-type="image/png"/></draw:frame><text:span text:style-name="T1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5">Свет очей моих, </text:span><text:bookmark-start text:name="NAME"/><text:span text:style-name="T5">NAME</text:span><text:bookmark-end text:name="NAME"/><text:span text:style-name="T5">!</text:span></text:p>
            <text:p text:style-name="P3"><text:span text:style-name="T5">Желаю тебе </text:span><text:bookmark-start text:name="WISH1"/><text:span text:style-name="T5">WISH</text:span><text:span text:style-name="T6">1</text:span><text:bookmark-end text:name="WISH1"/><text:span text:style-name="T6">, </text:span><text:bookmark-start text:name="WISH2"/><text:span text:style-name="T6">WISH2</text:span><text:bookmark-end text:name="WISH2"/><text:span text:style-name="T6"> и </text:span><text:bookmark-start text:name="WISH3"/><text:span text:style-name="T6">WISH3</text:span><text:bookmark-end text:name="WISH3"/><text:span text:style-name="T5">.</text:span></text:p>
          </table:table-cell>
        </table:table-row>
      </table:table>
      <text:p text:style-name="P1"><text:span text:style-name="T1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Bayan" svg:font-family="'Al Bayan'" style:font-pitch="variable"/>
    <style:font-face style:name="Apple Braille" svg:font-family="'Apple Braille'" style:font-pitch="variable"/>
    <style:font-face style:name="Apple Color Emoji" svg:font-family="'Apple Color Emoji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swiss" style:font-pitch="variable"/>
    <style:font-face style:name="Krungthep" svg:font-family="Krungthep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0:16:14.124491626</meta:creation-date>
    <dc:date>2023-02-17T09:48:34.368722577</dc:date>
    <meta:editing-duration>PT2H22M24S</meta:editing-duration>
    <meta:editing-cycles>6</meta:editing-cycles>
    <meta:generator>LibreOffice/7.5.0.3$MacOSX_AARCH64 LibreOffice_project/c21113d003cd3efa8c53188764377a8272d9d6de</meta:generator>
    <meta:document-statistic meta:table-count="1" meta:image-count="1" meta:object-count="0" meta:page-count="2" meta:paragraph-count="2" meta:word-count="10" meta:character-count="53" meta:non-whitespace-character-count="45"/>
  </office:meta>
</office:document-meta>
</file>